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2ebf67" officeooo:paragraph-rsid="001421ca"/>
    </style:style>
    <style:style style:name="P2" style:family="paragraph" style:parent-style-name="Standard">
      <style:text-properties officeooo:rsid="0057d012" officeooo:paragraph-rsid="00548c90"/>
    </style:style>
    <style:style style:name="P3" style:family="paragraph" style:parent-style-name="Standard">
      <style:text-properties officeooo:rsid="005de713" officeooo:paragraph-rsid="0058779a"/>
    </style:style>
    <style:style style:name="P4" style:family="paragraph" style:parent-style-name="Standard">
      <style:text-properties officeooo:rsid="000dd58e" officeooo:paragraph-rsid="001143a2"/>
    </style:style>
    <style:style style:name="P5" style:family="paragraph" style:parent-style-name="Standard">
      <style:text-properties officeooo:rsid="000dd58e" officeooo:paragraph-rsid="005f5b27"/>
    </style:style>
    <style:style style:name="P6" style:family="paragraph" style:parent-style-name="Standard">
      <style:text-properties officeooo:rsid="000dd58e" officeooo:paragraph-rsid="00603736"/>
    </style:style>
    <style:style style:name="P7" style:family="paragraph" style:parent-style-name="Standard">
      <style:text-properties officeooo:rsid="000dd58e" officeooo:paragraph-rsid="006197ac"/>
    </style:style>
    <style:style style:name="P8" style:family="paragraph" style:parent-style-name="Standard">
      <style:text-properties officeooo:rsid="001143a2" officeooo:paragraph-rsid="005f5b27"/>
    </style:style>
    <style:style style:name="P9" style:family="paragraph" style:parent-style-name="Standard">
      <style:text-properties officeooo:rsid="001143a2" officeooo:paragraph-rsid="00603736"/>
    </style:style>
    <style:style style:name="T1" style:family="text">
      <style:text-properties officeooo:rsid="001143a2"/>
    </style:style>
    <style:style style:name="T2" style:family="text">
      <style:text-properties officeooo:rsid="0012ba29"/>
    </style:style>
    <style:style style:name="T3" style:family="text">
      <style:text-properties officeooo:rsid="001421ca"/>
    </style:style>
    <style:style style:name="T4" style:family="text">
      <style:text-properties officeooo:rsid="001c9438"/>
    </style:style>
    <style:style style:name="T5" style:family="text">
      <style:text-properties officeooo:rsid="001e9632"/>
    </style:style>
    <style:style style:name="T6" style:family="text">
      <style:text-properties officeooo:rsid="003a6ff5"/>
    </style:style>
    <style:style style:name="T7" style:family="text">
      <style:text-properties officeooo:rsid="005de713"/>
    </style:style>
    <style:style style:name="T8" style:family="text">
      <style:text-properties officeooo:rsid="000dd58e"/>
    </style:style>
    <style:style style:name="T9" style:family="text">
      <style:text-properties officeooo:rsid="006197ac"/>
    </style:style>
    <style:style style:name="T10" style:family="text">
      <style:text-properties officeooo:rsid="0061f8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/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<text:span text:style-name="T1">`=</text:span> ॊ ऒ, </text:p>
            <text:p text:style-name="P5"><text:span text:style-name="T1">1= </text:span>१ ऍ, </text:p>
            <text:p text:style-name="P8">2=<text:span text:style-name="T4">२ ॅ</text:span></text:p>
            <text:p text:style-name="P5"><text:span text:style-name="T1">3=</text:span>३ #, </text:p>
            <text:p text:style-name="P5"><text:span text:style-name="T1">4=</text:span>४ $, </text:p>
            <text:p text:style-name="P5"><text:span text:style-name="T1">5=</text:span>५ %, </text:p>
            <text:p text:style-name="P7"><text:span text:style-name="T1">6=</text:span>६ ^, </text:p>
            <text:p text:style-name="P5"><text:span text:style-name="T1">7=</text:span>७ &amp;, </text:p>
            <text:p text:style-name="P5"><text:span text:style-name="T1">8=</text:span>८ *, </text:p>
            <text:p text:style-name="P5"><text:span text:style-name="T1">9=</text:span>९ (, </text:p>
            <text:p text:style-name="P5"><text:span text:style-name="T1">0=</text:span>० ), </text:p>
            <text:p text:style-name="P5">-<text:span text:style-name="T1">=</text:span>- ः,</text:p>
            <text:p text:style-name="P5"><text:span text:style-name="T1">\==</text:span> ृ ऋ </text:p>
            <text:p text:style-name="P5">---------</text:p>
            <text:p text:style-name="P5"><text:span text:style-name="T1">q=</text:span>ौ औ ,</text:p>
            <text:p text:style-name="P5"><text:span text:style-name="T1">w=</text:span> ै ऐ ,</text:p>
            <text:p text:style-name="P5"><text:span text:style-name="T1">e=</text:span> ा आ,</text:p>
            <text:p text:style-name="P5"><text:span text:style-name="T1">r=</text:span> ी ई,</text:p>
            <text:p text:style-name="P5"><text:span text:style-name="T1">t=</text:span> ू ऊ, </text:p>
            <text:p text:style-name="P5"><text:span text:style-name="T1">y=</text:span>ब भ, </text:p>
            <text:p text:style-name="P5"><text:span text:style-name="T1">u=</text:span>ह ङ, </text:p>
            <text:p text:style-name="P5"><text:span text:style-name="T1">i=</text:span>ग घ, </text:p>
            <text:p text:style-name="P5"><text:span text:style-name="T1">o=</text:span>द ध, </text:p>
            <text:p text:style-name="P5"><text:span text:style-name="T1">p=</text:span>ज झ, </text:p>
            <text:p text:style-name="P5"><text:span text:style-name="T1">[=</text:span>ड ढ,</text:p>
            <text:p text:style-name="P5"><text:span text:style-name="T1">]=</text:span> ़ ञ,</text:p>
            <text:p text:style-name="P5"><text:span text:style-name="T1">\\=</text:span> ॉ ऑ</text:p>
            <text:p text:style-name="P5">---------</text:p>
            <text:p text:style-name="P5"><text:span text:style-name="T1">a=</text:span>ो ओ,</text:p>
            <text:p text:style-name="P5"><text:span text:style-name="T1">s=</text:span> े ए,</text:p>
            <text:p text:style-name="P5"><text:span text:style-name="T1">d=</text:span> ् अ,</text:p>
            <text:p text:style-name="P5"><text:span text:style-name="T1">f=</text:span> ि इ,</text:p>
            <text:p text:style-name="P5"><text:span text:style-name="T1">g=</text:span> ु उ, </text:p>
            <text:p text:style-name="P5"><text:span text:style-name="T1">h=</text:span>प फ, </text:p>
            <text:p text:style-name="P5"><text:span text:style-name="T1">j=</text:span>र ऱ, </text:p>
            <text:p text:style-name="P5"><text:span text:style-name="T1">k=</text:span>क ख,</text:p>
            <text:p text:style-name="P5"><text:span text:style-name="T1">l=</text:span>त थ, </text:p>
            <text:p text:style-name="P5">;<text:span text:style-name="T1">=</text:span>च छ, </text:p>
            <text:p text:style-name="P5">'<text:span text:style-name="T2">=</text:span>ट ठ, </text:p>
            <text:p text:style-name="P5">---------</text:p>
            <text:p text:style-name="P5"><text:span text:style-name="T2">z=</text:span>ॆ ऎ,</text:p>
            <text:p text:style-name="P5"><text:span text:style-name="T2">x=</text:span> ं ँ, </text:p>
            <text:p text:style-name="P5"><text:span text:style-name="T3">c=</text:span>म ण, </text:p>
            <text:p text:style-name="P5"><text:soft-page-break/><text:span text:style-name="T3">v=</text:span>न ऩ, <text:s/></text:p>
            <text:p text:style-name="P5"><text:span text:style-name="T6">b</text:span><text:span text:style-name="T3">=</text:span>व ऴ, <text:s/></text:p>
            <text:p text:style-name="P5"><text:span text:style-name="T7">n</text:span><text:span text:style-name="T3">=</text:span>ल ळ, </text:p>
            <text:p text:style-name="P5"><text:span text:style-name="T7">m</text:span><text:span text:style-name="T3">=</text:span>स श,</text:p>
            <text:p text:style-name="P5"><text:span text:style-name="T3">\</text:span>,<text:span text:style-name="T3">=\</text:span>,ष, </text:p>
            <text:p text:style-name="P5">.<text:span text:style-name="T3">=</text:span>., ।, </text:p>
            <text:p text:style-name="P5">/<text:span text:style-name="T3">=</text:span>य य़ </text:p>
          </table:table-cell>
          <table:table-cell table:style-name="Table1.A1" office:value-type="string">
            <text:p text:style-name="P6"><text:span text:style-name="T1">`=</text:span> , </text:p>
            <text:p text:style-name="P6"><text:span text:style-name="T1">1= </text:span><text:span text:style-name="T9">১ ১</text:span>, </text:p>
            <text:p text:style-name="P9">2= <text:span text:style-name="T9">২ ২</text:span></text:p>
            <text:p text:style-name="P9">3= <text:span text:style-name="T9">৩ ৩</text:span><text:span text:style-name="T8">, </text:span></text:p>
            <text:p text:style-name="P6"><text:span text:style-name="T1">4= </text:span><text:span text:style-name="T9">৪ </text:span>, </text:p>
            <text:p text:style-name="P6"><text:span text:style-name="T1">5= </text:span><text:span text:style-name="T9">৫ ৫</text:span>, </text:p>
            <text:p text:style-name="P7"><text:span text:style-name="T1">6=</text:span><text:span text:style-name="T9">৬ ৬</text:span>, </text:p>
            <text:p text:style-name="P6"><text:span text:style-name="T1">7=</text:span><text:span text:style-name="T9">৭ ৭</text:span>, </text:p>
            <text:p text:style-name="P6"><text:span text:style-name="T1">8=</text:span><text:span text:style-name="T9">৮ ৮</text:span>, </text:p>
            <text:p text:style-name="P6"><text:span text:style-name="T1">9=</text:span><text:span text:style-name="T9">৯ (</text:span>, </text:p>
            <text:p text:style-name="P6"><text:span text:style-name="T1">0=</text:span><text:span text:style-name="T9">০</text:span> <text:span text:style-name="T9">)</text:span>, </text:p>
            <text:p text:style-name="P6">-<text:span text:style-name="T1">=- </text:span><text:span text:style-name="T9">ঃ,</text:span></text:p>
            <text:p text:style-name="P6"><text:span text:style-name="T1">\==</text:span> <text:span text:style-name="T9">ঋ</text:span> <text:span text:style-name="T9">ৃ</text:span> </text:p>
            <text:p text:style-name="P6">---------</text:p>
            <text:p text:style-name="P6"><text:span text:style-name="T1">q=</text:span> <text:span text:style-name="T9">ৌ ঔ</text:span></text:p>
            <text:p text:style-name="P6"><text:span text:style-name="T1">w=</text:span><text:span text:style-name="T9">ৈ ঐ</text:span>,</text:p>
            <text:p text:style-name="P6"><text:span text:style-name="T1">e=</text:span><text:span text:style-name="T9">া আ</text:span>,</text:p>
            <text:p text:style-name="P6"><text:span text:style-name="T1">r=</text:span><text:span text:style-name="T9">ী ঈ</text:span>,</text:p>
            <text:p text:style-name="P6"><text:span text:style-name="T1">t=</text:span><text:span text:style-name="T10">ূ ঊ</text:span>, </text:p>
            <text:p text:style-name="P6"><text:span text:style-name="T1">y= </text:span><text:span text:style-name="T10">ব ভ</text:span>, </text:p>
            <text:p text:style-name="P6"><text:span text:style-name="T1">u=</text:span>ह ङ, </text:p>
            <text:p text:style-name="P6"><text:span text:style-name="T1">i=</text:span>ग घ, </text:p>
            <text:p text:style-name="P6"><text:span text:style-name="T1">o=</text:span>द ध, </text:p>
            <text:p text:style-name="P6"><text:span text:style-name="T1">p=</text:span>ज झ, </text:p>
            <text:p text:style-name="P6"><text:span text:style-name="T1">[=</text:span>ड ढ,</text:p>
            <text:p text:style-name="P6"><text:span text:style-name="T1">]=</text:span> ़ ञ,</text:p>
            <text:p text:style-name="P6"><text:span text:style-name="T1">\\=</text:span> ॉ ऑ</text:p>
            <text:p text:style-name="P6">---------</text:p>
            <text:p text:style-name="P6"><text:span text:style-name="T1">a=</text:span>ो ओ,</text:p>
            <text:p text:style-name="P6"><text:span text:style-name="T1">s=</text:span> े ए,</text:p>
            <text:p text:style-name="P6"><text:span text:style-name="T1">d=</text:span> ् अ,</text:p>
            <text:p text:style-name="P6"><text:span text:style-name="T1">f=</text:span> ि इ,</text:p>
            <text:p text:style-name="P6"><text:span text:style-name="T1">g=</text:span> ु उ, </text:p>
            <text:p text:style-name="P6"><text:span text:style-name="T1">h=</text:span>प फ, </text:p>
            <text:p text:style-name="P6"><text:span text:style-name="T1">j=</text:span>र ऱ, </text:p>
            <text:p text:style-name="P6"><text:span text:style-name="T1">k=</text:span>क ख,</text:p>
            <text:p text:style-name="P6"><text:span text:style-name="T1">l=</text:span>त थ, </text:p>
            <text:p text:style-name="P6">;<text:span text:style-name="T1">=</text:span>च छ, </text:p>
            <text:p text:style-name="P6">'<text:span text:style-name="T2">=</text:span>ट ठ,</text:p>
            <text:p text:style-name="P6">---------</text:p>
            <text:p text:style-name="P6"><text:span text:style-name="T2">z=</text:span>ॆ ऎ,</text:p>
            <text:p text:style-name="P6"><text:span text:style-name="T2">x=</text:span> ं ँ, </text:p>
            <text:p text:style-name="P6"><text:span text:style-name="T3">c=</text:span>म ण, </text:p>
            <text:p text:style-name="P6"><text:soft-page-break/><text:span text:style-name="T3">v=</text:span>न ऩ, <text:s/></text:p>
            <text:p text:style-name="P6"><text:span text:style-name="T6">b</text:span><text:span text:style-name="T3">=</text:span>व ऴ, <text:s/></text:p>
            <text:p text:style-name="P6"><text:span text:style-name="T7">n</text:span><text:span text:style-name="T3">=</text:span>ल ळ, </text:p>
            <text:p text:style-name="P6"><text:span text:style-name="T7">m</text:span><text:span text:style-name="T3">=</text:span>स श,</text:p>
            <text:p text:style-name="P6"><text:span text:style-name="T3">\</text:span>,<text:span text:style-name="T3">=\</text:span>,ष, </text:p>
            <text:p text:style-name="P6">.<text:span text:style-name="T3">=</text:span>., ।, </text:p>
            <text:p text:style-name="P6">/<text:span text:style-name="T3">=</text:span>य य़ 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irban Banerjee</meta:initial-creator>
    <meta:creation-date>2023-02-22T17:33:46.018056570</meta:creation-date>
    <dc:date>2023-03-04T12:49:04.616751953</dc:date>
    <dc:creator>Anirban Banerjee</dc:creator>
    <meta:editing-duration>P1DT6H14M45S</meta:editing-duration>
    <meta:editing-cycles>20</meta:editing-cycles>
    <meta:generator>LibreOffice/7.3.7.2$Linux_X86_64 LibreOffice_project/30$Build-2</meta:generator>
    <meta:document-statistic meta:table-count="1" meta:image-count="0" meta:object-count="0" meta:page-count="2" meta:paragraph-count="100" meta:word-count="225" meta:character-count="701" meta:non-whitespace-character-count="513"/>
  </office:meta>
</office:document-meta>
</file>